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1.322in"/>
    </style:style>
    <style:style style:name="co11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99"/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keystone_plot_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width_m</text:p>
          </table:table-cell>
          <table:table-cell office:value-type="string" calcext:value-type="string">
            <text:p>length_m</text:p>
          </table:table-cell>
          <table:table-cell office:value-type="string" calcext:value-type="string">
            <text:p>parent_plot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1</text:p>
          </table:table-cell>
          <table:table-cell office:value-type="string" calcext:value-type="string">
            <text:p>main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97.536" calcext:value-type="float">
            <text:p>97.5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2</text:p>
          </table:table-cell>
          <table:table-cell office:value-type="string" calcext:value-type="string">
            <text:p>main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97.536" calcext:value-type="float">
            <text:p>97.5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3</text:p>
          </table:table-cell>
          <table:table-cell office:value-type="string" calcext:value-type="string">
            <text:p>main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97.536" calcext:value-type="float">
            <text:p>97.5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1</text:p>
          </table:table-cell>
          <table:table-cell office:value-type="string" calcext:value-type="string">
            <text:p>main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97.536" calcext:value-type="float">
            <text:p>97.5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2</text:p>
          </table:table-cell>
          <table:table-cell office:value-type="string" calcext:value-type="string">
            <text:p>main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97.536" calcext:value-type="float">
            <text:p>97.5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3</text:p>
          </table:table-cell>
          <table:table-cell office:value-type="string" calcext:value-type="string">
            <text:p>main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97.536" calcext:value-type="float">
            <text:p>97.5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1</text:p>
          </table:table-cell>
          <table:table-cell office:value-type="string" calcext:value-type="string">
            <text:p>main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97.536" calcext:value-type="float">
            <text:p>97.5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2</text:p>
          </table:table-cell>
          <table:table-cell office:value-type="string" calcext:value-type="string">
            <text:p>main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97.536" calcext:value-type="float">
            <text:p>97.5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3</text:p>
          </table:table-cell>
          <table:table-cell office:value-type="string" calcext:value-type="string">
            <text:p>main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97.536" calcext:value-type="float">
            <text:p>97.5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1.1</text:p>
          </table:table-cell>
          <table:table-cell office:value-type="string" calcext:value-type="string">
            <text:p>split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b1_p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1.2</text:p>
          </table:table-cell>
          <table:table-cell office:value-type="string" calcext:value-type="string">
            <text:p>split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b1_p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2.1</text:p>
          </table:table-cell>
          <table:table-cell office:value-type="string" calcext:value-type="string">
            <text:p>split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b1_p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2.2</text:p>
          </table:table-cell>
          <table:table-cell office:value-type="string" calcext:value-type="string">
            <text:p>split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b1_p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3.1</text:p>
          </table:table-cell>
          <table:table-cell office:value-type="string" calcext:value-type="string">
            <text:p>split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b1_p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3.2</text:p>
          </table:table-cell>
          <table:table-cell office:value-type="string" calcext:value-type="string">
            <text:p>split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b1_p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1.1</text:p>
          </table:table-cell>
          <table:table-cell office:value-type="string" calcext:value-type="string">
            <text:p>split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b2_p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1.2</text:p>
          </table:table-cell>
          <table:table-cell office:value-type="string" calcext:value-type="string">
            <text:p>split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b2_p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2.1</text:p>
          </table:table-cell>
          <table:table-cell office:value-type="string" calcext:value-type="string">
            <text:p>split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b2_p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2.2</text:p>
          </table:table-cell>
          <table:table-cell office:value-type="string" calcext:value-type="string">
            <text:p>split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b2_p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3.1</text:p>
          </table:table-cell>
          <table:table-cell office:value-type="string" calcext:value-type="string">
            <text:p>split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b2_p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3.2</text:p>
          </table:table-cell>
          <table:table-cell office:value-type="string" calcext:value-type="string">
            <text:p>split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b2_p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1.1</text:p>
          </table:table-cell>
          <table:table-cell office:value-type="string" calcext:value-type="string">
            <text:p>split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b3_p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1.2</text:p>
          </table:table-cell>
          <table:table-cell office:value-type="string" calcext:value-type="string">
            <text:p>split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b3_p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2.1</text:p>
          </table:table-cell>
          <table:table-cell office:value-type="string" calcext:value-type="string">
            <text:p>split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b3_p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2.2</text:p>
          </table:table-cell>
          <table:table-cell office:value-type="string" calcext:value-type="string">
            <text:p>split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b3_p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3.1</text:p>
          </table:table-cell>
          <table:table-cell office:value-type="string" calcext:value-type="string">
            <text:p>split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b3_p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3.2</text:p>
          </table:table-cell>
          <table:table-cell office:value-type="string" calcext:value-type="string">
            <text:p>split plot</text:p>
          </table:table-cell>
          <table:table-cell office:value-type="float" office:value="12.192" calcext:value-type="float">
            <text:p>12.192</text:p>
          </table:table-cell>
          <table:table-cell office:value-type="float" office:value="36.576" calcext:value-type="float">
            <text:p>36.576</text:p>
          </table:table-cell>
          <table:table-cell office:value-type="string" calcext:value-type="string">
            <text:p>b3_p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1.1.1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1_p1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1.1.2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1_p1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1.1.3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1_p1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1.2.1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1_p1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1.2.2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1_p1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1.2.3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1_p1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2.1.1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1_p2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2.1.2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1_p2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2.1.3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1_p2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2.2.1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1_p2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2.2.2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1_p2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2.2.3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1_p2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3.1.1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1_p3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3.1.2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1_p3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3.1.3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1_p3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3.2.1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1_p3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3.2.2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1_p3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_p3.2.3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1_p3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1.1.1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2_p1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1.1.2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2_p1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1.1.3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2_p1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1.2.1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2_p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1.2.2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2_p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1.2.3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2_p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2.1.1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2_p2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2.1.2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2_p2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2.1.3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2_p2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2.2.1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2_p2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2.2.2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2_p2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2.2.3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2_p2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3.1.1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2_p3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3.1.2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2_p3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3.1.3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2_p3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3.2.1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2_p3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3.2.2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2_p3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_p3.2.3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2_p3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1.1.1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3_p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1.1.2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3_p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1.1.3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3_p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1.2.1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3_p1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1.2.2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3_p1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1.2.3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3_p1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2.1.1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3_p2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2.1.2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3_p2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2.1.3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3_p2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2.2.1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3_p2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2.2.2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3_p2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2.2.3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3_p2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3.1.1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3_p3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3.1.2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3_p3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3.1.3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3_p3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3.2.1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3_p3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3.2.2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3_p3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_p3.2.3</text:p>
          </table:table-cell>
          <table:table-cell office:value-type="string" calcext:value-type="string">
            <text:p>split split plot</text:p>
          </table:table-cell>
          <table:table-cell table:number-columns-repeated="2" office:value-type="float" office:value="12.192" calcext:value-type="float">
            <text:p>12.192</text:p>
          </table:table-cell>
          <table:table-cell office:value-type="string" calcext:value-type="string">
            <text:p>b3_p3.2</text:p>
          </table:table-cell>
        </table:table-row>
      </table:table>
      <table:table table:name="Sheet2" table:style-name="ta1"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able Name</text:p>
          </table:table-cell>
          <table:table-cell/>
          <table:table-cell table:style-name="ce1" office:value-type="string" calcext:value-type="string">
            <text:p>table not shown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FK on Location</text:p>
          </table:table-cell>
          <table:table-cell table:style-name="ce1" office:value-type="string" calcext:value-type="string">
            <text:p>FK on Person</text:p>
          </table:table-cell>
          <table:table-cell table:style-name="ce1" office:value-type="string" calcext:value-type="string">
            <text:p>FK on 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db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cation_id</text:p>
          </table:table-cell>
          <table:table-cell office:value-type="string" calcext:value-type="string">
            <text:p>manager_id</text:p>
          </table:table-cell>
          <table:table-cell office:value-type="string" calcext:value-type="string">
            <text:p>affiliation_id</text:p>
          </table:table-cell>
          <table:table-cell office:value-type="string" calcext:value-type="string">
            <text:p>establishment_year</text:p>
          </table:table-cell>
          <table:table-cell office:value-type="string" calcext:value-type="string">
            <text:p>multi_yea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IAL_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K on T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ialYear</text:p>
          </table:table-cell>
          <table:table-cell office:value-type="string" calcext:value-type="string">
            <text:p>db_id</text:p>
          </table:table-cell>
          <table:table-cell office:value-type="string" calcext:value-type="string">
            <text:p>trial_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Sheet3" table:style-name="ta1">
        <table:table-column table:style-name="co7" table:default-cell-style-name="Default"/>
        <table:table-column table:style-name="co7" table:default-cell-style-name="ce3"/>
        <table:table-column table:style-name="co7" table:default-cell-style-name="ce4"/>
        <table:table-column table:style-name="co6" table:default-cell-style-name="ce4"/>
        <table:table-column table:style-name="co7" table:default-cell-style-name="ce4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PlotCrop Table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db_id</text:p>
          </table:table-cell>
          <table:table-cell table:style-name="ce3" office:value-type="string" calcext:value-type="string">
            <text:p>plot_id</text:p>
          </table:table-cell>
          <table:table-cell table:style-name="ce3" office:value-type="string" calcext:value-type="string">
            <text:p>germplasm_id</text:p>
          </table:table-cell>
          <table:table-cell table:style-name="ce3" office:value-type="string" calcext:value-type="string">
            <text:p>yea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1_p1.1.2</text:p>
          </table:table-cell>
          <table:table-cell office:value-type="string" calcext:value-type="string">
            <text:p>KBG_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1_p1.1.2</text:p>
          </table:table-cell>
          <table:table-cell office:value-type="string" calcext:value-type="string">
            <text:p>KBG_1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1_p1.1.2</text:p>
          </table:table-cell>
          <table:table-cell office:value-type="string" calcext:value-type="string">
            <text:p>KBG_1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_p1.1.2</text:p>
          </table:table-cell>
          <table:table-cell office:value-type="string" calcext:value-type="string">
            <text:p>H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1_p1.1.2</text:p>
          </table:table-cell>
          <table:table-cell office:value-type="string" calcext:value-type="string">
            <text:p>V1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1_p1.1.2</text:p>
          </table:table-cell>
          <table:table-cell office:value-type="string" calcext:value-type="string">
            <text:p>H2</text:p>
          </table:table-cell>
          <table:table-cell office:value-type="float" office:value="2024" calcext:value-type="float">
            <text:p>2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08-26T14:58:23.175713310</dc:date>
    <meta:editing-duration>PT5H19M33S</meta:editing-duration>
    <meta:editing-cycles>1</meta:editing-cycles>
    <meta:document-statistic meta:table-count="3" meta:cell-count="537" meta:object-count="0"/>
  </office:meta>
</office:document-meta>
</file>